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7c59" officeooo:paragraph-rsid="00057c59" style:font-weight-asian="bold" style:font-weight-complex="bold"/>
    </style:style>
    <style:style style:name="P2" style:family="paragraph" style:parent-style-name="Standard">
      <style:text-properties fo:font-weight="normal" officeooo:rsid="00057c59" officeooo:paragraph-rsid="00057c5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.</text:p>
      <text:p text:style-name="P1"/>
      <text:p text:style-name="P2">Objetivo</text:p>
      <text:p text:style-name="P2">Justificación</text:p>
      <text:p text:style-name="P2">Explicación</text:p>
      <text:p text:style-name="P2">A futuro</text:p>
      <text:p text:style-name="P2">Conclusiones</text:p>
      <text:p text:style-name="P2"/>
      <text:p text:style-name="P2">Costos</text:p>
      <text:p text:style-name="P2">Análisis de mercado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08:48:23.865965913</meta:creation-date>
    <dc:date>2022-05-03T09:04:50.655840860</dc:date>
    <meta:editing-duration>PT16M27S</meta:editing-duration>
    <meta:editing-cycles>1</meta:editing-cycles>
    <meta:document-statistic meta:table-count="0" meta:image-count="0" meta:object-count="0" meta:page-count="1" meta:paragraph-count="8" meta:word-count="11" meta:character-count="86" meta:non-whitespace-character-count="83"/>
    <meta:generator>LibreOffice/6.4.7.2$Linux_X86_64 LibreOffice_project/40$Build-2</meta:generator>
  </office:meta>
</office:document-meta>
</file>